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9191207915829416514"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9181303625233213370"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4772306381465310826"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6T17:09:02.46</dc:date>
    <dc:creator>James  Lombardi</dc:creator>
    <meta:editing-duration>P1DT14H47M22S</meta:editing-duration>
    <meta:editing-cycles>200</meta:editing-cycles>
    <meta:generator>OpenOffice/4.1.2$Win32 OpenOffice.org_project/412m3$Build-9782</meta:generator>
    <meta:document-statistic meta:table-count="0" meta:image-count="0" meta:object-count="0" meta:page-count="34" meta:paragraph-count="848" meta:word-count="9144" meta:character-count="45412"/>
  </office:meta>
</office:document-meta>
</file>